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justify" style:justify-single-word="false"/>
    </style:style>
    <style:style style:name="P4" style:family="paragraph" style:parent-style-name="Standard">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Arial" fo:font-size="14pt" style:font-size-asian="14pt" style:font-size-complex="14pt"/>
    </style:style>
    <style:style style:name="T4" style:family="text">
      <style:text-properties style:font-name="Courier New" fo:font-size="10pt" style:font-size-asian="10pt" style:font-size-complex="10pt"/>
    </style:style>
    <style:style style:name="T5" style:family="text">
      <style:text-properties style:font-name="Verdana" fo:font-size="8pt" style:font-size-asian="8pt" style:font-size-complex="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tandard">This document will test the headers and footers in a document and formatting within them. <text:s/>The text will explain what is being done with the headers and footers, but beyond that will serve to only extend the document, so that more headers and footers can be tested. <text:s/>The first page will be basic formatting in both the header and the footer. </text:p>
      <text:p text:style-name="Standard">This document will test the headers and footers in a document and formatting within them. <text:s/>The text will explain what is being done with the headers and footers, but beyond that will serve to only extend the document, so that more headers and footers can be tested. <text:s/>The first page will be basic formatting in both the header and the foo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justify" style:justify-single-word="false"/>
    </style:style>
    <style:style style:name="MT1" style:family="text">
      <style:text-properties fo:font-weight="bold" style:font-weight-asian="bold" style:font-weight-complex="bold"/>
    </style:style>
    <style:style style:name="MT2" style:family="text">
      <style:text-properties fo:font-style="italic" fo:font-weight="normal" style:font-style-asian="italic" style:font-weight-asian="normal" style:font-style-complex="italic" style:font-weight-complex="normal"/>
    </style:style>
    <style:style style:name="MT3" style:family="text">
      <style:text-properties style:font-name="Arial" fo:font-size="14pt" style:font-size-asian="14pt" style:font-size-complex="14pt"/>
    </style:style>
    <style:style style:name="MT4" style:family="text">
      <style:text-properties style:font-name="Courier New" fo:font-size="10pt" style:font-size-asian="10pt" style:font-size-complex="10pt"/>
    </style:style>
    <style:style style:name="MT5" style:family="text">
      <style:text-properties style:font-name="Verdana"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Normal, <text:span text:style-name="MT1">Bold</text:span>, <text:span text:style-name="MT2">Italic</text:span></text:p>
        <text:p text:style-name="Header"/>
        <text:p text:style-name="MP1">Centered</text:p>
        <text:p text:style-name="MP2">Right Justification</text:p>
        <text:p text:style-name="Header"/>
        <text:p text:style-name="MP3">Full Justification</text:p>
        <text:p text:style-name="Header"/>
        <text:p text:style-name="Header">Times New Roman 12 pt, <text:span text:style-name="MT3">Arial 14 pt</text:span>, <text:span text:style-name="MT4">Courier New 10 pt</text:span>, <text:span text:style-name="MT5">Verdana 8 pt</text:span>, </text:p>
      </style:header>
      <style:footer>
        <text:p text:style-name="Footer">Page Number: <text:page-number text:select-page="current">1</text:page-number><text:tab/><text:tab/>Page Count: <text:page-count>1</text:page-count><text:tab/><text:title>Page Headers and Footers</text:titl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los </meta:initial-creator>
    <meta:creation-date>2013-04-18T17:21:00</meta:creation-date>
    <meta:editing-cycles>2</meta:editing-cycles>
    <meta:editing-duration>P0D</meta:editing-duration>
    <dc:title>Page Headers and Footers</dc:title>
    <dc:date>2013-08-24T12:12:57</dc:date>
    <dc:creator>milos </dc:creator>
    <meta:generator>OpenOffice/4.0.0$Unix OpenOffice.org_project/400m3$Build-9702</meta:generator>
    <meta:document-statistic meta:table-count="0" meta:image-count="0" meta:object-count="0" meta:page-count="1" meta:paragraph-count="8" meta:word-count="155" meta:character-count="872"/>
  </office:meta>
</office:document-meta>
</file>